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NimbusRomNo9L-Medi" svg:font-family="NimbusRomNo9L-Medi"/>
    <style:font-face style:name="NimbusRomNo9L-Regu" svg:font-family="NimbusRomNo9L-Regu"/>
    <style:font-face style:name="NimbusSanL-Bold" svg:font-family="NimbusSanL-Bold"/>
    <style:font-face style:name="NimbusSanL-Regu" svg:font-family="NimbusSanL-Regu"/>
    <style:font-face style:name="Symbol1" svg:font-family="Symbol"/>
    <style:font-face style:name="Tahoma1" svg:font-family="Tahoma"/>
    <style:font-face style:name="DejaVuSansMono" svg:font-family="DejaVuSansMono" style:font-family-generic="swiss"/>
    <style:font-face style:name="DejaVu Sans" svg:font-family="'DejaVu Sans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321cm" fo:margin-left="-0.161cm" table:align="left" style:writing-mode="lr-tb"/>
    </style:style>
    <style:style style:name="Tabla1.A" style:family="table-column">
      <style:table-column-properties style:column-width="15.32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2" style:family="table">
      <style:table-properties style:width="15.321cm" fo:margin-left="-0.161cm" table:align="left" style:writing-mode="lr-tb"/>
    </style:style>
    <style:style style:name="Tabla2.A" style:family="table-column">
      <style:table-column-properties style:column-width="15.321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2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3" style:family="table">
      <style:table-properties style:width="15.321cm" fo:margin-left="-0.161cm" table:align="left" style:writing-mode="lr-tb"/>
    </style:style>
    <style:style style:name="Tabla3.A" style:family="table-column">
      <style:table-column-properties style:column-width="15.321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3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4" style:family="table">
      <style:table-properties style:width="15.321cm" fo:margin-left="-0.161cm" table:align="left" style:writing-mode="lr-tb"/>
    </style:style>
    <style:style style:name="Tabla4.A" style:family="table-column">
      <style:table-column-properties style:column-width="15.321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4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5" style:family="table">
      <style:table-properties style:width="15.321cm" fo:margin-left="-0.161cm" table:align="left" style:writing-mode="lr-tb"/>
    </style:style>
    <style:style style:name="Tabla5.A" style:family="table-column">
      <style:table-column-properties style:column-width="15.321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5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6" style:family="table">
      <style:table-properties style:width="15.321cm" fo:margin-left="-0.161cm" table:align="left" style:writing-mode="lr-tb"/>
    </style:style>
    <style:style style:name="Tabla6.A" style:family="table-column">
      <style:table-column-properties style:column-width="15.321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6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7" style:family="table">
      <style:table-properties style:width="15.321cm" fo:margin-left="-0.161cm" table:align="left" style:writing-mode="lr-tb"/>
    </style:style>
    <style:style style:name="Tabla7.A" style:family="table-column">
      <style:table-column-properties style:column-width="15.321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7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8" style:family="table">
      <style:table-properties style:width="15.321cm" fo:margin-left="-0.161cm" table:align="left" style:writing-mode="lr-tb"/>
    </style:style>
    <style:style style:name="Tabla8.A" style:family="table-column">
      <style:table-column-properties style:column-width="15.321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8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9" style:family="table">
      <style:table-properties style:width="15.321cm" fo:margin-left="-0.161cm" table:align="left" style:writing-mode="lr-tb"/>
    </style:style>
    <style:style style:name="Tabla9.A" style:family="table-column">
      <style:table-column-properties style:column-width="15.321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9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0" style:family="table">
      <style:table-properties style:width="15.321cm" fo:margin-left="-0.161cm" table:align="left" style:writing-mode="lr-tb"/>
    </style:style>
    <style:style style:name="Tabla10.A" style:family="table-column">
      <style:table-column-properties style:column-width="15.321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0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1" style:family="table">
      <style:table-properties style:width="15.321cm" fo:margin-left="-0.161cm" table:align="left" style:writing-mode="lr-tb"/>
    </style:style>
    <style:style style:name="Tabla11.A" style:family="table-column">
      <style:table-column-properties style:column-width="15.321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1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2" style:family="table">
      <style:table-properties style:width="15.321cm" fo:margin-left="-0.161cm" table:align="left" style:writing-mode="lr-tb"/>
    </style:style>
    <style:style style:name="Tabla12.A" style:family="table-column">
      <style:table-column-properties style:column-width="15.321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2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3" style:family="table">
      <style:table-properties style:width="15.321cm" fo:margin-left="-0.161cm" table:align="left" style:writing-mode="lr-tb"/>
    </style:style>
    <style:style style:name="Tabla13.A" style:family="table-column">
      <style:table-column-properties style:column-width="15.321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3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4" style:family="table">
      <style:table-properties style:width="15.321cm" fo:margin-left="-0.161cm" table:align="left" style:writing-mode="lr-tb"/>
    </style:style>
    <style:style style:name="Tabla14.A" style:family="table-column">
      <style:table-column-properties style:column-width="15.321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4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5" style:family="table">
      <style:table-properties style:width="15.321cm" fo:margin-left="-0.161cm" table:align="left" style:writing-mode="lr-tb"/>
    </style:style>
    <style:style style:name="Tabla15.A" style:family="table-column">
      <style:table-column-properties style:column-width="15.321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5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 style:snap-to-layout-grid="false"/>
      <style:text-properties fo:language="ca" fo:country="ES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line-height-at-least="0.423cm" fo:text-align="justify" style:justify-single-word="false"/>
    </style:style>
    <style:style style:name="P5" style:family="paragraph" style:parent-style-name="Heading_20_1">
      <style:paragraph-properties>
        <style:tab-stops>
          <style:tab-stop style:position="0cm"/>
        </style:tab-stops>
      </style:paragraph-properties>
      <style:text-properties fo:language="ca" fo:country="ES"/>
    </style:style>
    <style:style style:name="P6" style:family="paragraph" style:parent-style-name="Heading_20_1">
      <style:paragraph-properties style:snap-to-layout-grid="false">
        <style:tab-stops>
          <style:tab-stop style:position="0cm"/>
        </style:tab-stops>
      </style:paragraph-properties>
      <style:text-properties fo:language="ca" fo:country="ES"/>
    </style:style>
    <style:style style:name="P7" style:family="paragraph" style:parent-style-name="Standard" style:master-page-name="Standard">
      <style:paragraph-properties fo:text-align="end" style:justify-single-word="false" style:page-number="auto"/>
      <style:text-properties fo:language="ca" fo:country="ES"/>
    </style:style>
    <style:style style:name="P8" style:family="paragraph" style:parent-style-name="Standard">
      <style:paragraph-properties style:snap-to-layout-grid="false"/>
      <style:text-properties fo:language="ca" fo:country="ES"/>
    </style:style>
    <style:style style:name="P9" style:family="paragraph" style:parent-style-name="Standard" style:list-style-name="WW8Num4">
      <style:paragraph-properties style:snap-to-layout-grid="false">
        <style:tab-stops>
          <style:tab-stop style:position="0.635cm"/>
        </style:tab-stops>
      </style:paragraph-properties>
      <style:text-properties fo:language="ca" fo:country="ES"/>
    </style:style>
    <style:style style:name="P10" style:family="paragraph" style:parent-style-name="Standard" style:list-style-name="WW8Num2">
      <style:paragraph-properties style:snap-to-layout-grid="false">
        <style:tab-stops>
          <style:tab-stop style:position="0.635cm"/>
        </style:tab-stops>
      </style:paragraph-properties>
    </style:style>
    <style:style style:name="P11" style:family="paragraph" style:parent-style-name="Standard" style:list-style-name="WW8Num4">
      <style:paragraph-properties style:snap-to-layout-grid="false">
        <style:tab-stops>
          <style:tab-stop style:position="0.635cm"/>
        </style:tab-stops>
      </style:paragraph-properties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NimbusRomNo9L-Medi" fo:font-size="10pt" style:font-name-asian="NimbusRomNo9L-Medi" style:font-size-asian="10pt" style:font-name-complex="NimbusRomNo9L-Medi" style:font-size-complex="10pt"/>
    </style:style>
    <style:style style:name="P13" style:family="paragraph" style:parent-style-name="Standard">
      <style:paragraph-properties style:snap-to-layout-grid="false"/>
      <style:text-properties style:font-name="Times New Roman" fo:font-size="10pt" fo:language="ca" fo:country="ES" style:font-name-asian="NimbusRomNo9L-Regu" style:font-size-asian="10pt" style:font-name-complex="NimbusRomNo9L-Regu" style:font-size-complex="10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NimbusRomNo9L-Regu" style:font-size-asian="10pt" style:font-name-complex="NimbusRomNo9L-Regu" style:font-size-complex="10pt"/>
    </style:style>
    <style:style style:name="P15" style:family="paragraph" style:parent-style-name="Standard">
      <style:paragraph-properties style:text-autospace="none"/>
      <style:text-properties style:font-name="Times New Roman"/>
    </style:style>
    <style:style style:name="P16" style:family="paragraph" style:parent-style-name="Standard">
      <style:paragraph-properties style:snap-to-layout-grid="false"/>
      <style:text-properties style:font-name="Times New Roman" fo:font-size="12pt" style:font-name-asian="NimbusRomNo9L-Regu" style:font-size-asian="12pt" style:font-name-complex="NimbusRomNo9L-Regu" style:font-size-complex="12pt"/>
    </style:style>
    <style:style style:name="P17" style:family="paragraph" style:parent-style-name="Standard">
      <style:paragraph-properties style:snap-to-layout-grid="false"/>
      <style:text-properties style:font-name="Times New Roman" fo:font-size="14pt" fo:language="ca" fo:country="ES" fo:font-weight="bold" style:font-name-asian="NimbusRomNo9L-Medi" style:font-size-asian="14pt" style:font-weight-asian="bold" style:font-name-complex="NimbusRomNo9L-Medi" style:font-size-complex="14pt"/>
    </style:style>
    <style:style style:name="P18" style:family="paragraph" style:parent-style-name="Standard">
      <style:paragraph-properties fo:text-align="start" style:justify-single-word="false" style:text-autospace="none"/>
    </style:style>
    <style:style style:name="P19" style:family="paragraph" style:parent-style-name="Standard">
      <style:paragraph-properties style:snap-to-layout-grid="false"/>
      <style:text-properties style:font-name="Times New Roman1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Times New Roman1" fo:font-size="10pt" style:font-name-asian="NimbusSanL-Regu" style:font-size-asian="10pt" style:font-name-complex="NimbusSanL-Regu" style:font-size-complex="10pt"/>
    </style:style>
    <style:style style:name="P21" style:family="paragraph" style:parent-style-name="Standard">
      <style:paragraph-properties style:text-autospace="none"/>
      <style:text-properties style:font-name="Times New Roman1" fo:font-size="10pt" style:font-name-asian="NimbusSanL-Regu" style:font-size-asian="10pt" style:font-name-complex="NimbusSanL-Regu" style:font-size-complex="10pt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Times New Roman1" fo:font-size="10pt" style:font-name-asian="NimbusSanL-Bold" style:font-size-asian="10pt" style:font-name-complex="NimbusSanL-Bold" style:font-size-complex="10pt"/>
    </style:style>
    <style:style style:name="P23" style:family="paragraph" style:parent-style-name="Standard">
      <style:paragraph-properties style:line-height-at-least="0.423cm" fo:text-align="justify" style:justify-single-word="false"/>
      <style:text-properties style:font-name="Times New Roman1" fo:font-size="10pt" style:font-name-asian="Symbol1" style:font-size-asian="10pt" style:font-name-complex="Symbol1" style:font-size-complex="10pt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Times New Roman1" fo:font-size="10pt" style:font-name-asian="Symbol1" style:font-size-asian="10pt" style:font-name-complex="Symbol1" style:font-size-complex="10pt"/>
    </style:style>
    <style:style style:name="P25" style:family="paragraph" style:parent-style-name="Standard" style:list-style-name="WW8Num2">
      <style:paragraph-properties style:snap-to-layout-grid="false">
        <style:tab-stops>
          <style:tab-stop style:position="0.635cm"/>
        </style:tab-stops>
      </style:paragraph-properties>
      <style:text-properties style:font-name="Times New Roman1" fo:font-size="10pt" style:font-name-asian="NimbusRomNo9L-Medi" style:font-size-asian="10pt" style:font-name-complex="NimbusRomNo9L-Medi" style:font-size-complex="10pt"/>
    </style:style>
    <style:style style:name="P26" style:family="paragraph" style:parent-style-name="Standard" style:list-style-name="WW8Num3">
      <style:paragraph-properties style:snap-to-layout-grid="false">
        <style:tab-stops>
          <style:tab-stop style:position="0.635cm"/>
        </style:tab-stops>
      </style:paragraph-properties>
      <style:text-properties style:font-name="Times New Roman1" fo:font-size="10pt" style:font-name-asian="NimbusRomNo9L-Medi" style:font-size-asian="10pt" style:font-name-complex="NimbusRomNo9L-Medi" style:font-size-complex="10pt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Times New Roman1" fo:font-size="10pt" style:font-name-asian="NimbusRomNo9L-Medi" style:font-size-asian="10pt" style:font-name-complex="NimbusRomNo9L-Medi" style:font-size-complex="10pt"/>
    </style:style>
    <style:style style:name="P28" style:family="paragraph" style:parent-style-name="Standard">
      <style:paragraph-properties style:text-autospace="none"/>
      <style:text-properties style:font-name="Times New Roman1"/>
    </style:style>
    <style:style style:name="P29" style:family="paragraph" style:parent-style-name="Standard">
      <style:paragraph-properties style:line-height-at-least="0.423cm" fo:text-align="justify" style:justify-single-word="false"/>
      <style:text-properties style:font-name="Times New Roman1" fo:language="fr" fo:country="FR"/>
    </style:style>
    <style:style style:name="P30" style:family="paragraph" style:parent-style-name="Standard">
      <style:paragraph-properties style:line-height-at-least="0.423cm" fo:text-align="justify" style:justify-single-word="false"/>
      <style:text-properties style:font-name="Times New Roman1"/>
    </style:style>
    <style:style style:name="P31" style:family="paragraph" style:parent-style-name="Standard">
      <style:paragraph-properties style:snap-to-layout-grid="false"/>
      <style:text-properties style:font-name="Times New Roman1" fo:language="ca" fo:country="ES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33" style:family="paragraph" style:parent-style-name="Standard">
      <style:paragraph-properties fo:margin-left="0cm" fo:margin-right="0cm" style:line-height-at-least="0.423cm" fo:text-align="justify" style:justify-single-word="false" fo:text-indent="1.251cm" style:auto-text-indent="false"/>
      <style:text-properties style:font-name="Times New Roman1"/>
    </style:style>
    <style:style style:name="P34" style:family="paragraph" style:parent-style-name="Standard">
      <style:paragraph-properties fo:margin-left="0.062cm" fo:margin-right="0.009cm" fo:text-align="start" style:justify-single-word="false" fo:text-indent="0cm" style:auto-text-indent="false" style:text-autospace="none"/>
      <style:text-properties style:font-name="Times New Roman1" fo:font-size="10pt" style:font-name-asian="NimbusSanL-Regu" style:font-size-asian="10pt" style:font-name-complex="NimbusSanL-Regu" style:font-size-complex="10pt"/>
    </style:style>
    <style:style style:name="P35" style:family="paragraph" style:parent-style-name="Normal_20__28_Web_29_" style:list-style-name="WW8Num3">
      <style:paragraph-properties>
        <style:tab-stops>
          <style:tab-stop style:position="0.635cm"/>
        </style:tab-stops>
      </style:paragraph-properties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style:font-weight-asian="bold"/>
    </style:style>
    <style:style style:name="T3" style:family="text">
      <style:text-properties fo:language="ca" fo:country="ES" fo:font-weight="bold" style:font-weight-asian="bold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fr" fo:country="FR"/>
    </style:style>
    <style:style style:name="T6" style:family="text">
      <style:text-properties fo:language="fr" fo:country="FR" style:font-name-asian="NimbusSanL-Regu" style:font-name-complex="NimbusSanL-Regu"/>
    </style:style>
    <style:style style:name="T7" style:family="text">
      <style:text-properties style:font-name="Times" fo:language="en" fo:country="GB"/>
    </style:style>
    <style:style style:name="T8" style:family="text">
      <style:text-properties style:font-name="Times" fo:language="en" fo:country="GB" fo:font-style="italic" style:font-style-asian="italic" style:font-style-complex="italic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font-name-asian="NimbusRomNo9L-Regu" style:font-size-asian="12pt" style:font-name-complex="NimbusRomNo9L-Regu" style:font-size-complex="10pt"/>
    </style:style>
    <style:style style:name="T11" style:family="text">
      <style:text-properties fo:font-size="12pt" style:font-name-asian="NimbusRomNo9L-Regu" style:font-size-asian="12pt" style:font-name-complex="NimbusRomNo9L-Regu" style:font-size-complex="12pt"/>
    </style:style>
    <style:style style:name="T12" style:family="text">
      <style:text-properties fo:font-size="12pt" fo:language="en" fo:country="GB" style:font-size-asian="12pt" style:font-size-complex="12pt"/>
    </style:style>
    <style:style style:name="T13" style:family="text">
      <style:text-properties fo:font-size="12pt" style:font-name-asian="Symbol1" style:font-size-asian="12pt" style:font-name-complex="Symbol1" style:font-size-complex="12pt"/>
    </style:style>
    <style:style style:name="T14" style:family="text">
      <style:text-properties style:font-name="NimbusRomNo9L-Regu" fo:font-size="12pt" style:font-name-asian="NimbusRomNo9L-Regu" style:font-size-asian="12pt" style:font-name-complex="NimbusRomNo9L-Regu" style:font-size-complex="12pt"/>
    </style:style>
    <style:style style:name="T15" style:family="text">
      <style:text-properties style:font-name="NimbusRomNo9L-Regu" fo:font-size="12pt" style:font-name-asian="NimbusRomNo9L-Regu" style:font-size-asian="12pt" style:font-name-complex="NimbusRomNo9L-Regu" style:font-size-complex="10pt"/>
    </style:style>
    <style:style style:name="T16" style:family="text">
      <style:text-properties fo:font-size="10pt"/>
    </style:style>
    <style:style style:name="T17" style:family="text">
      <style:text-properties fo:font-size="10pt" fo:language="ca" fo:country="ES" fo:font-weight="bold" style:font-name-asian="NimbusSanL-Bold" style:font-size-asian="10pt" style:font-weight-asian="bold" style:font-name-complex="NimbusSanL-Bold" style:font-size-complex="10pt" style:font-weight-complex="bold"/>
    </style:style>
    <style:style style:name="T18" style:family="text">
      <style:text-properties fo:font-size="10pt" style:font-name-asian="NimbusSanL-Regu" style:font-size-asian="10pt" style:font-name-complex="NimbusSanL-Regu" style:font-size-complex="10pt"/>
    </style:style>
    <style:style style:name="T19" style:family="text">
      <style:text-properties fo:font-size="10pt" fo:font-weight="bold" style:font-name-asian="NimbusSanL-Bold" style:font-size-asian="10pt" style:font-weight-asian="bold" style:font-name-complex="NimbusSanL-Bold" style:font-size-complex="10pt" style:font-weight-complex="bold"/>
    </style:style>
    <style:style style:name="T20" style:family="text">
      <style:text-properties fo:font-size="10pt" style:font-name-asian="DejaVuSansMono" style:font-size-asian="10pt" style:font-name-complex="DejaVuSansMono" style:font-size-complex="10pt"/>
    </style:style>
    <style:style style:name="T21" style:family="text">
      <style:text-properties style:font-size-asian="10pt"/>
    </style:style>
    <style:style style:name="T22" style:family="text">
      <style:text-properties style:font-size-complex="10pt"/>
    </style:style>
    <style:style style:name="T23" style:family="text">
      <style:text-properties style:font-name="Symbol1" style:font-name-asian="Symbol1" style:font-name-complex="Symbol1"/>
    </style:style>
    <style:style style:name="T24" style:family="text">
      <style:text-properties style:font-name="Symbol1" fo:font-size="12pt" style:font-name-asian="Symbol1" style:font-size-asian="12pt" style:font-name-complex="Symbol1" style:font-size-complex="12pt"/>
    </style:style>
    <style:style style:name="T25" style:family="text">
      <style:text-properties style:font-name="NimbusSanL-Regu" style:font-name-asian="NimbusSanL-Regu" style:font-name-complex="NimbusSanL-Regu"/>
    </style:style>
    <style:style style:name="T26" style:family="text">
      <style:text-properties style:font-name="NimbusSanL-Regu" fo:font-size="10pt" style:font-name-asian="NimbusSanL-Regu" style:font-size-asian="10pt" style:font-name-complex="NimbusSanL-Regu" style:font-size-complex="10pt"/>
    </style:style>
    <style:style style:name="T27" style:family="text">
      <style:text-properties style:font-name="NimbusSanL-Regu" fo:language="fr" fo:country="FR" style:font-name-asian="NimbusSanL-Regu" style:font-name-complex="NimbusSanL-Regu"/>
    </style:style>
    <style:style style:name="T28" style:family="text">
      <style:text-properties style:font-name="NimbusSanL-Bold" fo:font-size="10pt" fo:language="ca" fo:country="ES" fo:font-weight="bold" style:font-name-asian="NimbusSanL-Bold" style:font-size-asian="10pt" style:font-weight-asian="bold" style:font-name-complex="NimbusSanL-Bold" style:font-size-complex="10pt" style:font-weight-complex="bold"/>
    </style:style>
    <style:style style:name="T29" style:family="text">
      <style:text-properties style:font-name="NimbusSanL-Bold" fo:font-size="10pt" fo:font-weight="bold" style:font-name-asian="NimbusSanL-Bold" style:font-size-asian="10pt" style:font-weight-asian="bold" style:font-name-complex="NimbusSanL-Bold" style:font-size-complex="10pt" style:font-weight-complex="bold"/>
    </style:style>
    <style:style style:name="T30" style:family="text">
      <style:text-properties style:font-name-asian="NimbusSanL-Regu" style:font-name-complex="NimbusSanL-Regu"/>
    </style:style>
    <style:style style:name="T31" style:family="text">
      <style:text-properties style:font-name="Times New Roman" fo:font-size="10pt" fo:language="ca" fo:country="ES" fo:font-weight="bold" style:font-name-asian="NimbusSanL-Bold" style:font-size-asian="10pt" style:font-weight-asian="bold" style:font-name-complex="NimbusSanL-Bold" style:font-size-complex="10pt" style:font-weight-complex="bold"/>
    </style:style>
    <style:style style:name="T32" style:family="text">
      <style:text-properties style:font-name-asian="Symbol1" style:font-name-complex="Symbol1"/>
    </style:style>
    <style:style style:name="T33" style:family="text">
      <style:text-properties style:font-name="DejaVuSansMono" style:font-name-asian="DejaVuSansMono" style:font-name-complex="DejaVuSansMono"/>
    </style:style>
    <style:style style:name="T34" style:family="text">
      <style:text-properties style:font-name="DejaVuSansMono" fo:font-size="10pt" style:font-name-asian="DejaVuSansMono" style:font-size-asian="10pt" style:font-name-complex="DejaVuSansMono" style:font-size-complex="10pt"/>
    </style:style>
    <style:style style:name="T35" style:family="text">
      <style:text-properties style:font-name="Times New Roman1"/>
    </style:style>
    <style:style style:name="T36" style:family="text">
      <style:text-properties style:font-name="Times New Roman1" fo:font-size="12pt" style:font-name-asian="Symbol1" style:font-size-asian="12pt" style:font-name-complex="Symbol1" style:font-size-complex="12pt"/>
    </style:style>
    <style:style style:name="T37" style:family="text"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T38" style:family="text">
      <style:text-properties style:font-name-asian="DejaVuSansMono" style:font-name-complex="DejaVuSansMono"/>
    </style:style>
    <style:style style:name="T39" style:family="text">
      <style:text-properties style:font-name-asian="NimbusRomNo9L-Medi"/>
    </style:style>
    <style:style style:name="T40" style:family="text">
      <style:text-properties style:font-name-complex="NimbusRomNo9L-Medi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NY ACADÈMIC 2011-2012</text:p>
      <text:p text:style-name="P1"/>
      <text:p text:style-name="P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7">2485 FONAMENTS <text:s/>MATEMÀTICS <text:s/>II (9 crèdits)</text:p>
          </table:table-cell>
        </table:table-row>
        <table:table-row table:style-name="Tabla1.1">
          <table:table-cell table:style-name="Tabla1.A2" office:value-type="string">
            <text:p text:style-name="P13"><text:span text:style-name="T9">Assignatura OBLIGATÒRIA de l’Enginyeria Tècnica de Telecomunicació, especialitat</text:span></text:p>
            <text:p text:style-name="P15"><text:span text:style-name="T11">de Telemàtica. Anual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h text:style-name="P6" text:outline-level="1">PROFESSORAT</text:h>
          </table:table-cell>
        </table:table-row>
        <table:table-row table:style-name="Tabla2.1">
          <table:table-cell table:style-name="Tabla2.A2" office:value-type="string">
            <text:p text:style-name="P2">José Luis Lisani</text:p>
            <text:p text:style-name="P1">Telf. 971 172990</text:p>
            <text:p text:style-name="Standard"><text:span text:style-name="T1">Email: </text:span><text:a xlink:type="simple" xlink:href="mailto:joseluis.lisani@uib.es"><text:span text:style-name="Internet_20_link"><text:span text:style-name="T4">joseluis.lisani@uib.es</text:span></text:span></text:a></text:p>
            <text:p text:style-name="P2">Despatx 239, Anselm Turmeda</text:p>
          </table:table-cell>
        </table:table-row>
      </table:table>
      <text:p text:style-name="Standard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h text:style-name="P6" text:outline-level="1">TUTORIES</text:h>
          </table:table-cell>
        </table:table-row>
        <table:table-row table:style-name="Tabla3.1">
          <table:table-cell table:style-name="Tabla3.A2" office:value-type="string">
            <text:p text:style-name="P2">HORARI: consultau tutories per correu electrònic</text:p>
            <text:p text:style-name="P1">LLOC: <text:s/>Despatx 239 (AT)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<text:span text:style-name="T2">DESCRIPTORS</text:span><text:span text:style-name="T1"> OFICIALS DE L’ASSIGNATURA AL BOE </text:span></text:p>
          </table:table-cell>
        </table:table-row>
        <table:table-row table:style-name="Tabla4.1">
          <table:table-cell table:style-name="Tabla4.A2" office:value-type="string">
            <text:p text:style-name="P16">Àlgebra Lineal i Introducció a la Probabilitat</text:p>
          </table:table-cell>
        </table:table-row>
      </table:table>
      <text:p text:style-name="Standard"/>
      <text:h text:style-name="P5" text:outline-level="1">CRÈDITS TEÒRICS (3 crèdits):</text:h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OBJECTIUS</text:p>
          </table:table-cell>
        </table:table-row>
        <table:table-row table:style-name="Tabla5.1">
          <table:table-cell table:style-name="Tabla5.A2" office:value-type="string">
            <text:p text:style-name="P13"><text:span text:style-name="T9">Introduir els conceptes bàsics de l'àlgebra lineal: resolució de sistemes d'equacions</text:span></text:p>
            <text:p text:style-name="P14"><text:span text:style-name="T9">lineals amb paràmetres, espais vectorials de dimensió finita sobre el cos dels nombres</text:span></text:p>
            <text:p text:style-name="P14"><text:span text:style-name="T9">reals o sobre el cos dels nombres complexos; aplicacions lineals; diagonalització</text:span></text:p>
            <text:p text:style-name="P14"><text:span text:style-name="T9">d'endomorfismes; producte escalar, norma i distància.</text:span></text:p>
            <text:p text:style-name="P15"><text:span text:style-name="T10">Introduir els conceptes fonamentals sobre les variables aleatòries i moments.</text:span></text:p>
          </table:table-cell>
        </table:table-row>
      </table:table>
      <text:p text:style-name="Standard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>METODOLOGIA</text:p>
          </table:table-cell>
        </table:table-row>
        <table:table-row table:style-name="Tabla6.1">
          <table:table-cell table:style-name="Tabla6.A2" office:value-type="string">
            <text:p text:style-name="P2">Sense docència</text:p>
          </table:table-cell>
        </table:table-row>
      </table:table>
      <text:p text:style-name="Standard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>DESCRIPCIÓ DELS CONTINGUTS</text:p>
          </table:table-cell>
        </table:table-row>
        <table:table-row table:style-name="Tabla7.1">
          <table:table-cell table:style-name="Tabla7.A2" office:value-type="string">
            <text:p text:style-name="P19"><text:span text:style-name="T1"><text:s/></text:span><text:span text:style-name="T17">Primer quadrimestre. Àlgebra Lineal</text:span></text:p>
            <text:p text:style-name="P19"><text:span text:style-name="T17"/></text:p>
            <text:p text:style-name="P20">Tema 1: Conjunts, aplicacions i estructures algebraiques.</text:p>
            <text:p text:style-name="P22"><text:span text:style-name="T32">· </text:span><text:span text:style-name="T30">Conjunts i operacions amb conjunts. Principi d'inducció matemàtica</text:span></text:p>
            <text:p text:style-name="P22"><text:span text:style-name="T32">· </text:span><text:span text:style-name="T30">Aplicacions. Operacions. Homomorfismes.</text:span></text:p>
            <text:p text:style-name="P22"><text:span text:style-name="T32">· </text:span><text:span text:style-name="T30">Estructures algebraiques. Grups, Anells i Cossos.</text:span></text:p>
            <text:p text:style-name="P22"><text:span text:style-name="T30"/></text:p>
            <text:p text:style-name="P22"><text:span text:style-name="T30">Tema 2: Introducció a l'Espai Vectorial. Matrius</text:span></text:p>
            <text:p text:style-name="P22"><text:span text:style-name="T32">· </text:span><text:span text:style-name="T30">Definició d'Espai Vectorial. Combinació lineal de vectors. Dependència i independència</text:span></text:p>
            <text:p text:style-name="P28"><text:span text:style-name="T18">lineal. Rang.</text:span></text:p>
            <text:p text:style-name="P23"><text:span text:style-name="T5">· </text:span><text:span text:style-name="T6">L'espai vectorial de les matrius n x m.</text:span></text:p>
            <text:p text:style-name="P24">· <text:span text:style-name="T30">L'anell de les matrius quadrades.</text:span></text:p>
            <text:p text:style-name="P24">· <text:span text:style-name="T30">Rang d'una matriu</text:span></text:p>
            <text:p text:style-name="P24"><text:span text:style-name="T30"/></text:p>
            <text:p text:style-name="P20">Tema 3: Determinants.</text:p>
            <text:p text:style-name="P24">· <text:span text:style-name="T30">Permutacions. Grup simètric. Signatura d'una permutació.</text:span></text:p>
            <text:p text:style-name="P24">· <text:span text:style-name="T30">Definició de determinant. Determinants de 2n i 3r ordre. Propietats.</text:span></text:p>
            <text:p text:style-name="P24">· <text:span text:style-name="T30">Menor complementari i adjunt d'un element.</text:span></text:p>
            <text:p text:style-name="P24">· <text:span text:style-name="T30">Desenvolupament d'un determinant pels elements d'una filera o columna.</text:span></text:p>
            <text:p text:style-name="P24"><text:soft-page-break/>· <text:span text:style-name="T30">Menor d'una matriu.</text:span></text:p>
            <text:p text:style-name="P24">· <text:span text:style-name="T30">Matriu inversa.</text:span></text:p>
            <text:p text:style-name="P24"><text:span text:style-name="T30"/></text:p>
            <text:p text:style-name="P20">Tema 4: Sistemes d'equacions lineals.</text:p>
            <text:p text:style-name="P24">· <text:span text:style-name="T30">Concepte. Sistema homogeni. Matriu dels coeficients i matriu ampliada.</text:span></text:p>
            <text:p text:style-name="P24">· <text:span text:style-name="T30">Teorema de RouchéFrobenius.</text:span></text:p>
            <text:p text:style-name="P24">· <text:span text:style-name="T30">Resolució de sistemes d'equacions lineals. Mètode de Gauss. Regla de Cramer.</text:span></text:p>
            <text:p text:style-name="P24"><text:span text:style-name="T30"/></text:p>
            <text:p text:style-name="P20">Tema 5: Espais vectorials.</text:p>
            <text:p text:style-name="P24">· <text:span text:style-name="T30">Subespais vectorials. Suma i intersecció de subespais vectorials. Suma directa.</text:span></text:p>
            <text:p text:style-name="P20">Subespais suplementaris.</text:p>
            <text:p text:style-name="P24">· <text:span text:style-name="T30">Espai vectorial producte.</text:span></text:p>
            <text:p text:style-name="P24">· <text:span text:style-name="T30">Sistema generador. Base. Dimensió d'un espai vectorial.</text:span></text:p>
            <text:p text:style-name="P24">· <text:span text:style-name="T30">Teorema de Steinitz. Fórmula de Grassmann.</text:span></text:p>
            <text:p text:style-name="P24">· <text:span text:style-name="T30">Sistema de coordenades. Canvi de coordenades. Matriu del canvi de base.</text:span></text:p>
            <text:p text:style-name="P24"><text:span text:style-name="T30"/></text:p>
            <text:p text:style-name="P20">Tema 6: Aplicacions lineals.</text:p>
            <text:p text:style-name="P24">· <text:span text:style-name="T30">Definicions bàsiques. Primeres propietats.</text:span></text:p>
            <text:p text:style-name="P24">· <text:span text:style-name="T30">Nucli i Imatge d'una aplicació lineal.</text:span></text:p>
            <text:p text:style-name="P24">· <text:span text:style-name="T30">Matriu associada. Rang d'una aplicació lineal.</text:span></text:p>
            <text:p text:style-name="P24">· <text:span text:style-name="T30">L'espai vectorial de les aplicacions lineals entre espais vectorials (Hom(V,W),+,•).</text:span></text:p>
            <text:p text:style-name="P20">L'isomorfisme entre aquest espai vectorial i el de les matrius associades corresponents.</text:p>
            <text:p text:style-name="P24">· <text:span text:style-name="T30">El grup dels automorfismes d'un espai vectorial: (GL(V),•). L'isomorfisme entre aquest</text:span></text:p>
            <text:p text:style-name="P20">grup i el de les matrius associades corresponents.</text:p>
            <text:p text:style-name="P20"/>
            <text:p text:style-name="P20">Tema 7: Valors i vectors propis d'un endomorfisme.</text:p>
            <text:p text:style-name="P24">· <text:span text:style-name="T30">Definicions bàsiques.</text:span></text:p>
            <text:p text:style-name="P24">· <text:span text:style-name="T30">Polinomi característic.</text:span></text:p>
            <text:p text:style-name="P24">· <text:span text:style-name="T30">Diagonalització.</text:span></text:p>
            <text:p text:style-name="P24"><text:span text:style-name="T30"/></text:p>
            <text:p text:style-name="P20">Tema 8: Espais euclidians.</text:p>
            <text:p text:style-name="P24">· <text:span text:style-name="T30">Aplicacions plineals.</text:span></text:p>
            <text:p text:style-name="P20">Producte escalar. Matriu coordenada del producte escalar.</text:p>
            <text:p text:style-name="P24">· <text:span text:style-name="T30">Espai vectorial euclidià.</text:span></text:p>
            <text:p text:style-name="P24">· <text:span text:style-name="T30">Base ortogonal i base ortonormal. Mètode d'ortogonalització de GramSchmidt.</text:span></text:p>
            <text:p text:style-name="P24">· <text:span text:style-name="T30">Subespais ortogonals. Projecció ortogonal. Angle de dos vectors.</text:span></text:p>
            <text:p text:style-name="P24"><text:span text:style-name="T30"/></text:p>
            <text:p text:style-name="P28"><text:span text:style-name="T19">Segon quadrimestre. Introducció a la Probabilitat</text:span></text:p>
            <text:p text:style-name="P28"/>
            <text:p text:style-name="P21">Tema 9: Combinatòria.</text:p>
            <text:p text:style-name="P20"><text:span text:style-name="T32">· </text:span>Variacions ordinàries i amb repetició.</text:p>
            <text:p text:style-name="P20"><text:span text:style-name="T32">· </text:span>Permutacions. Permutació circular. Permutacions amb repetició.</text:p>
            <text:p text:style-name="P20"><text:span text:style-name="T32">· </text:span>Combinacions ordinàries i amb repetició.</text:p>
            <text:p text:style-name="P20"><text:span text:style-name="T32">· </text:span>Nombres combinatoris. Propietats.</text:p>
            <text:p text:style-name="P20"/>
            <text:p text:style-name="P20">Tema 10: Probabilitat.</text:p>
            <text:p text:style-name="P20"><text:span text:style-name="T32">· </text:span>Experiments aleatoris. Espai mostral.</text:p>
            <text:p text:style-name="P20"><text:span text:style-name="T32">· </text:span>Succés elemental i compost. Unió i intersecció de successos.</text:p>
            <text:p text:style-name="P20"><text:span text:style-name="T32">· </text:span>Concepte de probabilitat. Propietats.</text:p>
            <text:p text:style-name="P20"><text:span text:style-name="T32">· </text:span>Probabilitat condicionada. Successos independents.</text:p>
            <text:p text:style-name="P20"><text:span text:style-name="T32">· </text:span>Teorema de la probabilitat total. Teorema de Bayes.</text:p>
            <text:p text:style-name="P20"/>
            <text:p text:style-name="P20">Tema 11: Variable aleatòria. Variable aleatòria discreta.</text:p>
            <text:p text:style-name="P20"><text:span text:style-name="T32">· </text:span>Concepte de variable aleatòria.</text:p>
            <text:p text:style-name="P20"><text:span text:style-name="T32">· </text:span>Distribució i funció de probabilitat i densitat.</text:p>
            <text:p text:style-name="P20"><text:span text:style-name="T32">· </text:span>Funció de distribució.</text:p>
            <text:p text:style-name="P20"><text:span text:style-name="T32">· </text:span>Esperança d'una variable aleatòria. Propietats.</text:p>
            <text:p text:style-name="P20"><text:span text:style-name="T32">· </text:span>Algunes variables aleatòries discretes:</text:p>
            <text:p text:style-name="P20"><text:span text:style-name="T38">o </text:span>de Bernoulli</text:p>
            <text:p text:style-name="P20"><text:span text:style-name="T38">o </text:span>Binomial.</text:p>
            <text:p text:style-name="P20"><text:soft-page-break/><text:span text:style-name="T38">o </text:span>Geomètrica.</text:p>
            <text:p text:style-name="P20"><text:span text:style-name="T38">o </text:span>Binomial negativa.</text:p>
            <text:p text:style-name="P20"><text:span text:style-name="T38">o </text:span>de Poisson. Aproximació d'una distribució binomial a una de Poisson</text:p>
            <text:p text:style-name="P20"><text:span text:style-name="T38">o </text:span>Hipergeomètrica.</text:p>
            <text:p text:style-name="P20"/>
            <text:p text:style-name="P20">Tema 12: Variable aleatòria contínua.</text:p>
            <text:p text:style-name="P20"><text:span text:style-name="T32">· </text:span>Algunes variables aleatòries contínues:</text:p>
            <text:p text:style-name="P20"><text:span text:style-name="T38">o </text:span>Uniforme.</text:p>
            <text:p text:style-name="P20"><text:span text:style-name="T38">o </text:span>Normal o de Gauss. Aproximació d'una distribució binomial o de Poisson a una</text:p>
            <text:p text:style-name="P20">normal.</text:p>
            <text:p text:style-name="P20"><text:span text:style-name="T38">o </text:span>Exponencial. Propietat de la pèrdua de memòria.</text:p>
            <text:p text:style-name="P34"/>
            <text:p text:style-name="P20">Tema 13: Moments d'una variable aleatòria.</text:p>
            <text:p text:style-name="P20"><text:span text:style-name="T32">· </text:span>Moments d'ordre superior.</text:p>
            <text:p text:style-name="P20"><text:span text:style-name="T32">· </text:span>Esperança d'una variable aleatòria. Propietats.</text:p>
            <text:p text:style-name="P20"><text:span text:style-name="T32">· </text:span>Variància. Propietats.</text:p>
            <text:p text:style-name="P20"><text:span text:style-name="T32">· </text:span>Transformacions de variables aleatòries discretes i contínues.</text:p>
            <text:p text:style-name="P20"><text:span text:style-name="T32">· </text:span>Desigualtats de Markov i Txebixef.</text:p>
            <text:p text:style-name="P20"><text:span text:style-name="T32">· </text:span>Funció característica i funció generatriu de moments.</text:p>
            <text:p text:style-name="P20"><text:span text:style-name="T38">o </text:span>Fórmules d'inversió.</text:p>
            <text:p text:style-name="P28"><text:span text:style-name="T20">o </text:span><text:span text:style-name="T18">Càlcul de moments.</text:span></text:p>
            <text:p text:style-name="P31"/>
          </table:table-cell>
        </table:table-row>
      </table:table>
      <text:p text:style-name="Standard"/>
      <text:p text:style-name="P1"/>
      <text:h text:style-name="P5" text:outline-level="1">CRÈDITS PRÀCTICS (1,5 crèdits):</text:h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">OBJECTIUS</text:p>
          </table:table-cell>
        </table:table-row>
        <table:table-row table:style-name="Tabla8.1">
          <table:table-cell table:style-name="Tabla8.A2" office:value-type="string">
            <text:p text:style-name="P2"><text:s/>Completar i consolidar els coneixements teòrics </text:p>
          </table:table-cell>
        </table:table-row>
      </table:table>
      <text:p text:style-name="Standard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">METODOLOGIA</text:p>
          </table:table-cell>
        </table:table-row>
        <table:table-row table:style-name="Tabla9.1">
          <table:table-cell table:style-name="Tabla9.A2" office:value-type="string">
            <text:p text:style-name="P2"><text:s/>Sense docència</text:p>
          </table:table-cell>
        </table:table-row>
      </table:table>
      <text:p text:style-name="Standard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">DESCRIPCIÓ DELS CONTINGUTS</text:p>
          </table:table-cell>
        </table:table-row>
        <table:table-row table:style-name="Tabla10.1">
          <table:table-cell table:style-name="Tabla10.A2" office:value-type="string">
            <text:p text:style-name="P2">Col.lecció de problemes relacionats amb el contingut teòric</text:p>
          </table:table-cell>
        </table:table-row>
      </table:table>
      <text:p text:style-name="Standard"/>
      <text:p text:style-name="P1"/>
      <text:p text:style-name="P1"/>
      <text:p text:style-name="P1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h text:style-name="P6" text:outline-level="1">BIBLIOGRAFIA BÀSICA</text:h>
          </table:table-cell>
        </table:table-row>
        <table:table-row table:style-name="Tabla11.1">
          <table:table-cell table:style-name="Tabla11.A2" office:value-type="string">
            <text:list xml:id="list32505313" text:style-name="WW8Num2">
              <text:list-item>
                <text:p text:style-name="P10"><text:span text:style-name="T1">Material de l'assignatura disponible a la web del professor i a </text:span><text:span text:style-name="T3">Campus Extens</text:span></text:p>
              </text:list-item>
              <text:list-item>
                <text:p text:style-name="P25"><text:span text:style-name="T12">Àlgebra Lineal:</text:span></text:p>
              </text:list-item>
            </text:list>
            <text:p text:style-name="P27"><text:span text:style-name="T13">· </text:span><text:span text:style-name="T11">D.C. Lay. Álgebra Lineal y sus Aplicaciones. Pearson Education, 2001</text:span></text:p>
            <text:p text:style-name="P27"><text:span text:style-name="T13">· </text:span><text:span text:style-name="T11">L. Merino i E. Santos. Álgebra Lineal con métodos elementales. Thomson. 2006.</text:span></text:p>
            <text:p text:style-name="P27"><text:span text:style-name="T13">· </text:span><text:span text:style-name="T11">W.K. Nicholson. Linear Algebra with Applications. 3ª edició, International</text:span></text:p>
            <text:p text:style-name="P32">Thomson Publishing, 1990.</text:p>
            <text:p text:style-name="P27"><text:span text:style-name="T9">Introducció a la Probabilitat</text:span></text:p>
            <text:p text:style-name="P27"><text:span text:style-name="T13">· </text:span><text:span text:style-name="T11">D. C. Montgomery, G. C. Runger. Probabilidad y Estadística aplicadas a la</text:span></text:p>
            <text:p text:style-name="P27"><text:span text:style-name="T11">Ingeniería. McGrawHill,</text:span></text:p>
            <text:p text:style-name="P32">1996</text:p>
            <text:p text:style-name="P12"><text:span text:style-name="T36">· </text:span><text:span text:style-name="T37">Jay L.Devore. Probabilidad y estadística para ingenieria y ciéncies.</text:span><text:span text:style-name="T14"> </text:span><text:span text:style-name="T37">Thomson. 2005</text:span></text:p>
            <text:p text:style-name="P12"><text:span text:style-name="T37">. </text:span><text:span text:style-name="T37">A. LeonGarcia. Probability and Random Processes for Electrical Engineering. 2ª</text:span></text:p>
            <text:p text:style-name="P18"><text:span text:style-name="T37">edició, AddisonWesley,</text:span><text:span text:style-name="T37">1994</text:span></text:p>
          </table:table-cell>
        </table:table-row>
      </table:table>
      <text:p text:style-name="Standard"/>
      <text:p text:style-name="Standard"/>
      <table:table table:name="Tabla12" table:style-name="Tabla12">
        <table:table-column table:style-name="Tabla12.A"/>
        <text:soft-page-break/>
        <table:table-row table:style-name="Tabla12.1">
          <table:table-cell table:style-name="Tabla12.A1" office:value-type="string">
            <text:p text:style-name="P2">BIBLIOGRAFIA COMPLEMENTÀRIA (opcional)</text:p>
          </table:table-cell>
        </table:table-row>
        <table:table-row table:style-name="Tabla12.1">
          <table:table-cell table:style-name="Tabla12.A2" office:value-type="string">
            <text:list xml:id="list32506233" text:style-name="WW8Num3">
              <text:list-header>
                <text:p text:style-name="P26"><text:span text:style-name="T12">Àlgebra Lineal:</text:span></text:p>
              </text:list-header>
            </text:list>
            <text:p text:style-name="P27"><text:span text:style-name="T13">· </text:span><text:span text:style-name="T11">Ll. Sastre i M. Moyà. Àlgebra Lineal. Problemes resolts. Mètodes Matemàtics per a</text:span></text:p>
            <text:p text:style-name="P32">l'economia I. Documenta Balear. Palma 1998</text:p>
            <text:p text:style-name="P27"><text:span text:style-name="T13">· </text:span><text:span text:style-name="T11">Michel Queysanne. Algebre. Librairie Armand Colin. Paris. 1964</text:span></text:p>
            <text:p text:style-name="P27"><text:span text:style-name="T11"/></text:p>
            <text:p text:style-name="P27"><text:span text:style-name="T9">Introducció a la Probabilitat</text:span></text:p>
            <text:p text:style-name="P27"><text:span text:style-name="T13">· </text:span><text:span text:style-name="T11">A. Mir, J. Sunyer. Introducció a l’Estadística Descriptiva i a la Teoria de les</text:span></text:p>
            <text:p text:style-name="P27"><text:span text:style-name="T11">Probabilitats. Materials Didàctics 34, Universitat de les Illes Balears, 1997</text:span></text:p>
            <text:p text:style-name="P28"><text:span text:style-name="T13">· </text:span><text:span text:style-name="T11">J.J. Salazar, M. López. Ejercicios resueltos de probabilidad.</text:span></text:p>
          </table:table-cell>
        </table:table-row>
      </table:table>
      <text:p text:style-name="Standard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"><text:span text:style-name="T2">ELEMENTS D’AVALUACIÓ</text:span><text:span text:style-name="T1"> i pes específic de cada element en l’avaluació final</text:span></text:p>
          </table:table-cell>
        </table:table-row>
        <table:table-row table:style-name="Tabla13.1">
          <table:table-cell table:style-name="Tabla13.A2" office:value-type="string">
            <text:p text:style-name="P2"><text:s/>Examen final</text:p>
          </table:table-cell>
        </table:table-row>
      </table:table>
      <text:p text:style-name="Standard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3"><text:span text:style-name="T2">RECOMANACIONS</text:span><text:span text:style-name="T1"> QUANT A CONEIXEMENTS PREVIS</text:span></text:p>
          </table:table-cell>
        </table:table-row>
        <table:table-row table:style-name="Tabla14.1">
          <table:table-cell table:style-name="Tabla14.A2" office:value-type="string">
            <text:p text:style-name="P2"/>
          </table:table-cell>
        </table:table-row>
      </table:table>
      <text:p text:style-name="Standard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2">ALTRA INFORMACIÓ</text:p>
          </table:table-cell>
        </table:table-row>
        <table:table-row table:style-name="Tabla15.1">
          <table:table-cell table:style-name="Tabla15.A2" office:value-type="string">
            <text:list xml:id="list32488876" text:style-name="WW8Num4">
              <text:list-item>
                <text:p text:style-name="P11"><text:span text:style-name="T1">pàgina web del professor: </text:span><text:a xlink:type="simple" xlink:href="http://dmi.uib.es/~lisani"><text:span text:style-name="Internet_20_link"><text:span text:style-name="T1">http://dmi.uib.es/~lisani</text:span></text:span></text:a></text:p>
              </text:list-item>
              <text:list-item>
                <text:p text:style-name="P11"><text:span text:style-name="T1">assignatura disponible a </text:span><text:span text:style-name="T3">Campus Extens</text:span></text:p>
              </text:list-item>
              <text:list-item>
                <text:p text:style-name="P9">idioma: català</text:p>
              </text:list-item>
              <text:list-item>
                <text:p text:style-name="P11"><text:span text:style-name="T1">es pot autoritzar la convocatòria anticipada d’aquesta assignatura d’acord amb les disposicions de l’article 33 del Reglament acadèmic? <text:s/></text:span><text:span text:style-name="T3">Sí</text:span></text:p>
              </text:list-item>
              <text:list-item>
                <text:p text:style-name="P11"><text:span text:style-name="T1">es pot autoritzar la realització de l’examen d’aquesta assignatura a les seus d’Eivissa i Menorca? <text:s/></text:span><text:span text:style-name="T3">Sí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NimbusRomNo9L-Medi" svg:font-family="NimbusRomNo9L-Medi"/>
    <style:font-face style:name="NimbusRomNo9L-Regu" svg:font-family="NimbusRomNo9L-Regu"/>
    <style:font-face style:name="NimbusSanL-Bold" svg:font-family="NimbusSanL-Bold"/>
    <style:font-face style:name="NimbusSanL-Regu" svg:font-family="NimbusSanL-Regu"/>
    <style:font-face style:name="Symbol1" svg:font-family="Symbol"/>
    <style:font-face style:name="Tahoma1" svg:font-family="Tahoma"/>
    <style:font-face style:name="DejaVuSansMono" svg:font-family="DejaVuSansMono" style:font-family-generic="swiss"/>
    <style:font-face style:name="DejaVu Sans" svg:font-family="'DejaVu Sans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language="fr" fo:country="FR" style:font-name-complex="Times New Roman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Police_20_par_20_défaut" style:display-name="Police par défaut" style:family="text"/>
    <style:style style:name="Absatz-Standardschriftart" style:family="text"/>
    <style:style style:name="Fuente_20_de_20_párrafo_20_predeter." style:display-name="Fuente de párrafo predeter." style:family="text"/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2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2z0" style:num-suffix=".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2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2z0" style:num-suffix=".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2z0" style:num-suffix=".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2z0" style:num-suffix=".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2z0" style:num-suffix=".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2z0" style:num-suffix=".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3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3z0" style:num-suffix=".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3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3z0" style:num-suffix=".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3z0" style:num-suffix=".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3z0" style:num-suffix=".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3z0" style:num-suffix=".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3z0" style:num-suffix=".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4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4z0" style:num-suffix=".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4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4z0" style:num-suffix=".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4z0" style:num-suffix=".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4z0" style:num-suffix=".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4z0" style:num-suffix=".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4z0" style:num-suffix=".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2310  Estructura de macromolècules (6 crèdits)</dc:title>
    <meta:initial-creator>Xesca</meta:initial-creator>
    <meta:creation-date>2007-06-23T10:19:00</meta:creation-date>
    <dc:date>2011-06-21T12:46:02.65</dc:date>
    <meta:print-date>2003-09-26T19:50:00</meta:print-date>
    <dc:language>es-ES</dc:language>
    <meta:editing-cycles>8</meta:editing-cycles>
    <meta:editing-duration>PT00H16M44S</meta:editing-duration>
    <meta:document-statistic meta:table-count="15" meta:image-count="0" meta:object-count="0" meta:page-count="4" meta:paragraph-count="149" meta:word-count="913" meta:character-count="6463"/>
    <meta:user-defined meta:name="Info 1"/>
    <meta:user-defined meta:name="Info 2"/>
    <meta:user-defined meta:name="Info 3"/>
    <meta:user-defined meta:name="Info 4"/>
  </office:meta>
</office:document-meta>
</file>